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top="0.1666in" fo:margin-bottom="0.1666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justify" fo:line-height="150%"/>
    </style:style>
    <style:style style:name="P3" style:parent-style-name="Normal" style:family="paragraph">
      <style:paragraph-properties fo:text-align="justify" fo:line-height="150%"/>
    </style:style>
    <style:style style:name="P4" style:parent-style-name="Normal" style:family="paragraph">
      <style:paragraph-properties fo:text-align="justify" fo:line-height="150%"/>
    </style:style>
    <style:style style:name="P5" style:parent-style-name="Normal" style:family="paragraph">
      <style:paragraph-properties fo:text-align="justify" fo:line-height="150%"/>
    </style:style>
  </office:automatic-styles>
  <office:body>
    <office:text text:use-soft-page-breaks="true">
      <text:p text:style-name="P1">Task 01 - Tell us, what do you hope to learn during this experience with us?</text:p>
      <text:p text:style-name="P2">I am thrilled about the opportunity to intern with PwC and embark on a journey of professional growth and development. During this experience, I aim to gain a comprehensive understanding of the dynamic and multifaceted world of consulting. Specifically, I am eager to enhance my analytical and problem-solving skills by actively participating in client projects and collaborating with diverse teams.</text:p>
      <text:p text:style-name="P3">My goal is to develop a strong foundation in the strategic aspects of business consulting, refining my ability to deliver valuable insights and solutions to clients. Additionally, I am focused on improving my communication skills, both verbal and written, recognizing that effective communication is essential in the consulting field. I look forward to learning from PwC’s seasoned professionals, leveraging their expertise to deepen my knowledge and contribute effectively to the team.</text:p>
      <text:p text:style-name="P4">Moreover, I am keen to stay abreast of the latest industry trends and technological advancements. I hope to gain exposure to cutting-edge tools and methodologies used in consulting, positioning myself at the forefront of innovation.</text:p>
      <text:p text:style-name="P5">Ultimately, I aspire to emerge from this internship with a well-rounded skill set, a broader perspective on the consulting industry, and the ability to make a positive impact on the clients and teams I work with. I am committed to embracing the challenges and opportunities that PwC presents and to making the most of this enriching experienc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fo:language="en" fo:country="US" style:language-complex="kn" style:country-complex="I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bin eldho</meta:initial-creator>
    <dc:creator>ebin eldho</dc:creator>
    <meta:creation-date>2024-05-30T12:57:00Z</meta:creation-date>
    <dc:date>2024-05-30T12:59:00Z</dc:date>
    <meta:template xlink:href="Normal" xlink:type="simple"/>
    <meta:editing-cycles>1</meta:editing-cycles>
    <meta:editing-duration>PT120S</meta:editing-duration>
    <meta:document-statistic meta:page-count="1" meta:paragraph-count="3" meta:word-count="230" meta:character-count="1539" meta:row-count="10" meta:non-whitespace-character-count="1312"/>
  </office:meta>
</office:document-meta>
</file>